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2"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solid" style:text-underline-width="auto" style:text-underline-color="font-color" fo:font-weight="normal" style:font-size-asian="10.5pt" style:font-weight-asian="normal" style:font-size-complex="12pt" style:font-weight-complex="normal"/>
    </style:style>
    <style:style style:name="P3" style:family="paragraph" style:parent-style-name="Standard">
      <style:paragraph-properties fo:margin-left="0in" fo:margin-right="0in" fo:text-align="end" style:justify-single-word="false" fo:text-indent="0in" style:auto-text-indent="false"/>
      <style:text-properties style:font-name="Droid Sans" fo:font-size="16pt" style:text-underline-style="none" fo:font-weight="bold" style:font-size-asian="16pt" style:font-weight-asian="bold" style:font-size-complex="16pt"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Droid Sans" fo:font-size="18pt" style:text-underline-style="none" fo:font-weight="bold" style:font-size-asian="18pt" style:font-weight-asian="bold" style:font-size-complex="18pt" style:font-weight-complex="bold"/>
    </style:style>
    <style:style style:name="P5" style:family="paragraph" style:parent-style-name="Text_20_body">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style:font-name="Droid Sans"/>
    </style:style>
    <style:style style:name="P7" style:family="paragraph" style:parent-style-name="Standard">
      <style:paragraph-properties fo:line-height="150%" fo:text-align="justify" style:justify-single-word="false"/>
      <style:text-properties style:font-name="Droid Sans" fo:font-weight="normal" style:font-weight-asian="normal" style:font-weight-complex="normal"/>
    </style:style>
    <style:style style:name="P8" style:family="paragraph" style:parent-style-name="Standard">
      <style:paragraph-properties fo:line-height="150%" fo:text-align="justify" style:justify-single-word="false"/>
      <style:text-properties style:font-name="Droid Sans" fo:font-size="14pt" fo:font-weight="bold"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fo:font-weight="normal" style:font-weight-asian="normal" style:font-weight-complex="normal"/>
    </style:style>
    <style:style style:name="P10" style:family="paragraph" style:parent-style-name="Standard">
      <style:paragraph-properties fo:line-height="150%" fo:text-align="justify" style:justify-single-word="false" fo:break-before="page"/>
      <style:text-properties style:font-name="Droid Sans" fo:font-size="14pt" fo:font-weight="bold" style:font-size-asian="14pt" style:font-weight-asian="bold" style:font-size-complex="14pt" style:font-weight-complex="bold"/>
    </style:style>
    <style:style style:name="P11" style:family="paragraph" style:parent-style-name="Standard" style:list-style-name="L1">
      <style:paragraph-properties fo:line-height="150%" fo:text-align="justify" style:justify-single-word="false"/>
      <style:text-properties style:font-name="Droid Sans"/>
    </style:style>
    <style:style style:name="P12" style:family="paragraph" style:parent-style-name="Standard" style:list-style-name="L2">
      <style:paragraph-properties fo:line-height="150%" fo:text-align="justify" style:justify-single-word="false"/>
      <style:text-properties style:font-name="Droid Sans"/>
    </style:style>
    <style:style style:name="P13" style:family="paragraph" style:parent-style-name="Standard" style:list-style-name="L2">
      <style:paragraph-properties fo:line-height="150%" fo:text-align="justify" style:justify-single-word="false"/>
      <style:text-properties style:font-name="Droid Sans" officeooo:paragraph-rsid="0001aa61"/>
    </style:style>
    <style:style style:name="P14" style:family="paragraph" style:parent-style-name="Standard" style:list-style-name="L3">
      <style:paragraph-properties fo:line-height="150%" fo:text-align="justify" style:justify-single-word="false"/>
      <style:text-properties style:font-name="Droid Sans"/>
    </style:style>
    <style:style style:name="P15" style:family="paragraph" style:parent-style-name="Standard" style:list-style-name="L2">
      <style:paragraph-properties fo:margin-left="0in" fo:margin-right="0in" fo:line-height="150%" fo:text-align="justify" style:justify-single-word="false" fo:text-indent="-0.0102in" style:auto-text-indent="false">
        <style:tab-stops/>
      </style:paragraph-properties>
      <style:text-properties style:font-name="Droid Sans" fo:font-size="14pt" fo:font-weight="bold" officeooo:paragraph-rsid="0001aa61" style:font-size-asian="14pt" style:font-weight-asian="bold" style:font-size-complex="14pt" style:font-weight-complex="bold"/>
    </style:style>
    <style:style style:name="T1" style:family="text">
      <style:text-properties style:font-name="Droid Sans"/>
    </style:style>
    <style:style style:name="T2" style:family="text">
      <style:text-properties style:font-name="Droid Sans" fo:font-weight="normal" style:font-weight-asian="normal" style:font-weight-complex="normal"/>
    </style:style>
    <style:style style:name="T3" style:family="text">
      <style:text-properties officeooo:rsid="0001aa61"/>
    </style:style>
    <style:style style:name="T4"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2</text:p>
      <text:p text:style-name="P4">LITERATURE SURVEY</text:p>
      <text:p text:style-name="P1"/>
      <text:p text:style-name="P2">Chapter <text:span text:style-name="T3">O</text:span>verview<text:span text:style-name="T4"> :-</text:span></text:p>
      <text:p text:style-name="P2"/>
      <text:p text:style-name="P6">2.1 Introduction to Qt</text:p>
      <text:p text:style-name="P6">2.2 Introduction to KDevelop</text:p>
      <text:p text:style-name="P6">2.3 Introduction to Necessitas and Ministro</text:p>
      <text:p text:style-name="P6">2.4 Introduction to Git</text:p>
      <text:p text:style-name="P6">2.5 Introduction to CMake</text:p>
      <text:p text:style-name="P6"/>
      <text:p text:style-name="P10">2.<text:span text:style-name="T3">1</text:span> Introduction to Qt</text:p>
      <text:p text:style-name="P6"/>
      <text:p text:style-name="P6">Qt is a cross-platform application and UI framework. Qt is used to write web-enabled applications once and deploy them across desktop, mobile and embedded operating systems without rewriting the source code.</text:p>
      <text:p text:style-name="P6"/>
      <text:p text:style-name="P6">Features-</text:p>
      <text:list xml:id="list1797790453" text:style-name="L1">
        <text:list-item>
          <text:p text:style-name="P11">Cross-platform, Qt applications can run on a variety of platforms without rewriting the source code.</text:p>
          <text:p text:style-name="P11">Officially supported platforms are GNU/Linux (X11), Mac OS X, Windows, Embedded Linux, Windows CE/Mobile, Symbian and Maemo/MeeGo</text:p>
        </text:list-item>
        <text:list-item>
          <text:p text:style-name="P11">Modular, Qt contains many modules, each handling a different aspect of application development. This allows the developer to choose only required modules and keep overhead low.</text:p>
          <text:p text:style-name="P11">Some Qt modules are QtCore, QtGui, QtNetwork, QtXml etc</text:p>
        </text:list-item>
        <text:list-item>
          <text:p text:style-name="P11">Flexible, Qt's architecture has evolved into a flexible framework which can be customized to any level to achieve desired operation</text:p>
        </text:list-item>
        <text:list-item>
          <text:p text:style-name="P11">Bindings, Qt has bindings for almost all modern languages, C++, Python, Ruby to name few.</text:p>
        </text:list-item>
        <text:list-item>
          <text:p text:style-name="P11">Free Software, Qt is Free Software, meaning its free to use, modify and redistribute without any restriction. Qt is licenses under the GNU Lesser Public License, LGPL.</text:p>
        </text:list-item>
      </text:list>
      <text:p text:style-name="P6"/>
      <text:p text:style-name="P6">Components-</text:p>
      <text:list xml:id="list361605455" text:style-name="L2">
        <text:list-item>
          <text:p text:style-name="P12">Qt Libraries and modules</text:p>
        </text:list-item>
        <text:list-item>
          <text:p text:style-name="P12">Qt Designer</text:p>
          <text:p text:style-name="P12">Qt Designer is Qt's tool for designing and building graphical user interfaces (GUIs) from Qt components.</text:p>
        </text:list-item>
        <text:list-item>
          <text:p text:style-name="P12">Qt Assistant</text:p>
          <text:p text:style-name="P12">Qt Assistant is a tool for browsing Qt's superb online documentation</text:p>
        </text:list-item>
        <text:list-item>
          <text:p text:style-name="P12">Qt Creator</text:p>
          <text:p text:style-name="P12">Qt Creator is a cross-platform Integrated Development Environment which is part of the Qt SDK. It includes a visual debugger and an integrated GUI layout and forms designer.</text:p>
        </text:list-item>
        <text:list-item>
          <text:p text:style-name="P12"><text:soft-page-break/>Qt Linguist</text:p>
          <text:p text:style-name="P13">Qt Linguist is a tool for creating translation data for Qt applications to they can be used in different languages</text:p>
          <text:p text:style-name="P13"/>
          <text:p text:style-name="P15">2.2 Introduction to KDevelop</text:p>
        </text:list-item>
      </text:list>
      <text:p text:style-name="P6"/>
      <text:p text:style-name="P6">Kdevelop is a free, open source IDE (Integrated Development Environment) for MS Windows, Mac OS X, Linux, Solaris and FreeBSD. Based on KDevPlatform, and the KDE and Qt libraries and is under development since 1998, it is a feature-full, plugin extensible IDE for C/C++ and other programming languages.</text:p>
      <text:p text:style-name="P6"/>
      <text:p text:style-name="P6">Features-</text:p>
      <text:list xml:id="list2105275009" text:style-name="L3">
        <text:list-item>
          <text:p text:style-name="P14">Full Cmake buildsystem support</text:p>
        </text:list-item>
        <text:list-item>
          <text:p text:style-name="P14">Automatic code completion</text:p>
        </text:list-item>
        <text:list-item>
          <text:p text:style-name="P14">Comprehensive support for DUChains, a technology which helps developers to spend less time finding code, and more time developing it</text:p>
        </text:list-item>
        <text:list-item>
          <text:p text:style-name="P14">Full Git integration</text:p>
        </text:list-item>
        <text:list-item>
          <text:p text:style-name="P14">Full GDB (The GNU Debugger) integration with on the fly debugging</text:p>
        </text:list-item>
      </text:list>
      <text:p text:style-name="P6"/>
      <text:p text:style-name="P8">2.3 Introduction to Necessitas</text:p>
      <text:p text:style-name="P6"/>
      <text:p text:style-name="P5"><text:span text:style-name="T1">Necessitas is the codename for the port of Qt on the Android Operating System and of the user-friendly Qt Creator Integration with Android. The</text:span><text:span text:style-name="T2"> project provides Qt for the Android Operating System, and a first-class citizen IDE letting developers </text:span><text:span text:style-name="Strong_20_Emphasis"><text:span text:style-name="T2">manage, develop, deploy, run &amp; debug</text:span></text:span><text:span text:style-name="T2"> their Qt Applications on Android Devices.</text:span></text:p>
      <text:p text:style-name="P9"><text:span text:style-name="T1">Ministro, an Android application which provides a system wide downloader and installer of the LGPL Qt shared libraries. Ministro can be found on the Android Market or as direct download at </text:span><text:a xlink:type="simple" xlink:href="https://sourceforge.net/projects/ministro.necessitas.p/files/"><text:span text:style-name="T1">https://sourceforge.net/projects/ministro.necessitas.p/files/</text:span></text:a><text:span text:style-name="T1"> .</text:span></text:p>
      <text:p text:style-name="P7"/>
      <text:p text:style-name="P7">The Necessitas project helps us to run our Qt application with very minor modifications on the Android platform, while Ministro makes it easy for the application to be installed on the user's device as it automatically fetches and <text:soft-page-break/>installs all the required Qt libraries on the device.</text:p>
      <text:p text:style-name="P7"/>
      <text:p text:style-name="P8">2.4 Introduction to Git</text:p>
      <text:p text:style-name="P7"/>
      <text:p text:style-name="P7">We are using the Git Source Control Management System to coordinate development among the team members. Git was initially designed and developed by Linus Torvalds (the creator of the Linux kernel) for Linux kernel development. Every Git working directory is a full-fledged repository with complete history and full revision tracking capabilities, not dependent on network access or a central server. It is free software distributed under the terms of the GNU General Public License version 2.</text:p>
      <text:p text:style-name="P7"/>
      <text:p text:style-name="P7">The reason for choosing Git over other SCMs is that Git is distributed and independent of a central server (hence its called distributed), which perfectly fits our case as developers might not have an active Internet connection at all times.</text:p>
      <text:p text:style-name="P7"/>
      <text:p text:style-name="P8">2.5 Introduction to Cmake</text:p>
      <text:p text:style-name="P7"/>
      <text:p text:style-name="P7">CMake is the cross-platform, open-source build system. CMake is a family of tools designed to build, test and package software. CMake is used to control the software compilation process using simple platform and compiler independent configuration files. CMake generates native makefiles and workspaces that can be used in the compiler environment of the developer's 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2T19:32:55</meta:creation-date>
    <dc:date>2011-05-14T16:20:01</dc:date>
    <meta:editing-duration>PT01H29M06S</meta:editing-duration>
    <meta:editing-cycles>31</meta:editing-cycles>
    <meta:generator>OpenOffice.org/3.2$Linux OpenOffice.org_project/320m19$Build-9505</meta:generator>
    <meta:document-statistic meta:table-count="0" meta:image-count="0" meta:object-count="0" meta:page-count="4" meta:paragraph-count="45" meta:word-count="712" meta:character-count="4487"/>
  </office:meta>
</office:document-meta>
</file>